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3c4" officeooo:paragraph-rsid="001af3c4"/>
    </style:style>
    <style:style style:name="P2" style:family="paragraph" style:parent-style-name="Standard">
      <style:text-properties officeooo:rsid="001b086b" officeooo:paragraph-rsid="001b08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re@clare-fun1:~$ pandoc--help</text:p>
      <text:p text:style-name="P1">pandoc--help: command not found</text:p>
      <text:p text:style-name="P1">clare@clare-fun1:~$ pandoc</text:p>
      <text:p text:style-name="P1">pandoc</text:p>
      <text:p text:style-name="P1">help</text:p>
      <text:p text:style-name="P1">pwd</text:p>
      <text:p text:style-name="P1">exit</text:p>
      <text:p text:style-name="P1"/>
      <text:p text:style-name="P1"/>
      <text:p text:style-name="P1">&lt;p&gt;pandoc help pwd exit&lt;/p&gt;</text:p>
      <text:p text:style-name="P1">clare@clare-fun1:~$ pandoc --help</text:p>
      <text:p text:style-name="P1">pandoc [OPTIONS] [FILES]</text:p>
      <text:p text:style-name="P1">Input formats: <text:s/>commonmark, docbook, docx, epub, haddock, html, json*, latex,</text:p>
      <text:p text:style-name="P1"><text:s text:c="16"/>markdown, markdown_github, markdown_mmd, markdown_phpextra,</text:p>
      <text:p text:style-name="P1"><text:s text:c="16"/>markdown_strict, mediawiki, native, odt, opml, org, rst, t2t,</text:p>
      <text:p text:style-name="P1"><text:s text:c="16"/>textile, twiki</text:p>
      <text:p text:style-name="P1"><text:s text:c="16"/>[ *only Pandoc's JSON version of native AST]</text:p>
      <text:p text:style-name="P1">Output formats: asciidoc, beamer, commonmark, context, docbook, docx, dokuwiki,</text:p>
      <text:p text:style-name="P1"><text:s text:c="16"/>dzslides, epub, epub3, fb2, haddock, html, html5, icml, json*,</text:p>
      <text:p text:style-name="P1"><text:s text:c="16"/>latex, man, markdown, markdown_github, markdown_mmd,</text:p>
      <text:p text:style-name="P1"><text:s text:c="16"/>markdown_phpextra, markdown_strict, mediawiki, native, odt,</text:p>
      <text:p text:style-name="P1"><text:s text:c="16"/>opendocument, opml, org, pdf**, plain, revealjs, rst, rtf, s5,</text:p>
      <text:p text:style-name="P1"><text:s text:c="16"/>slideous, slidy, texinfo, textile</text:p>
      <text:p text:style-name="P1"><text:s text:c="16"/>[**for pdf output, use latex or beamer and -o FILENAME.pdf]</text:p>
      <text:p text:style-name="P1">Options:</text:p>
      <text:p text:style-name="P1"><text:s text:c="2"/>-f FORMAT, -r FORMAT <text:s/>--from=FORMAT, --read=FORMAT <text:s text:c="19"/></text:p>
      <text:p text:style-name="P1"><text:s text:c="2"/>-t FORMAT, -w FORMAT <text:s/>--to=FORMAT, --write=FORMAT <text:s text:c="20"/></text:p>
      <text:p text:style-name="P1"><text:s text:c="2"/>-o FILENAME <text:s text:c="10"/>--output=FILENAME <text:s text:c="30"/></text:p>
      <text:p text:style-name="P1"><text:s text:c="24"/>--data-dir=DIRECTORY <text:s text:c="27"/></text:p>
      <text:p text:style-name="P1"><text:s text:c="2"/>-R <text:s text:c="19"/>--parse-raw <text:s text:c="36"/></text:p>
      <text:p text:style-name="P1"><text:s text:c="2"/>-S <text:s text:c="19"/>--smart <text:s text:c="40"/></text:p>
      <text:p text:style-name="P1"><text:s text:c="24"/>--old-dashes <text:s text:c="35"/></text:p>
      <text:p text:style-name="P1"><text:s text:c="24"/>--base-header-level=NUMBER <text:s text:c="21"/></text:p>
      <text:p text:style-name="P1"><text:s text:c="24"/>--indented-code-classes=STRING <text:s text:c="17"/></text:p>
      <text:p text:style-name="P1"><text:s text:c="2"/>-F PROGRAM <text:s text:c="11"/>--filter=PROGRAM <text:s text:c="31"/></text:p>
      <text:p text:style-name="P1"><text:s text:c="24"/>--normalize <text:s text:c="36"/></text:p>
      <text:p text:style-name="P1"><text:s text:c="2"/>-p <text:s text:c="19"/>--preserve-tabs <text:s text:c="32"/></text:p>
      <text:p text:style-name="P1"><text:s text:c="24"/>--tab-stop=NUMBER <text:s text:c="30"/></text:p>
      <text:p text:style-name="P1"><text:s text:c="24"/>--track-changes=accept|reject|all <text:s text:c="14"/></text:p>
      <text:p text:style-name="P1"><text:s text:c="24"/>--extract-media=PATH <text:s text:c="27"/></text:p>
      <text:p text:style-name="P1"><text:s text:c="2"/>-s <text:s text:c="19"/>--standalone <text:s text:c="35"/></text:p>
      <text:p text:style-name="P1"><text:s text:c="24"/>--template=FILENAME <text:s text:c="28"/></text:p>
      <text:p text:style-name="P1"><text:s text:c="2"/>-M KEY[:VALUE] <text:s text:c="7"/>--metadata=KEY[:VALUE] <text:s text:c="25"/></text:p>
      <text:p text:style-name="P1"><text:s text:c="2"/>-V KEY[:VALUE] <text:s text:c="7"/>--variable=KEY[:VALUE] <text:s text:c="25"/></text:p>
      <text:p text:style-name="P1"><text:s text:c="2"/>-D FORMAT <text:s text:c="12"/>--print-default-template=FORMAT <text:s text:c="16"/></text:p>
      <text:p text:style-name="P1"><text:s text:c="24"/>--print-default-data-file=FILE <text:s text:c="17"/></text:p>
      <text:p text:style-name="P1"><text:s text:c="24"/>--dpi=NUMBER <text:s text:c="35"/></text:p>
      <text:p text:style-name="P1"><text:s text:c="24"/>--no-wrap <text:s text:c="38"/></text:p>
      <text:p text:style-name="P1"><text:s text:c="24"/>--wrap=[auto|none|preserve] <text:s text:c="20"/></text:p>
      <text:p text:style-name="P1"><text:soft-page-break/><text:s text:c="24"/>--columns=NUMBER <text:s text:c="31"/></text:p>
      <text:p text:style-name="P1"><text:s text:c="24"/>--toc, --table-of-contents <text:s text:c="21"/></text:p>
      <text:p text:style-name="P1"><text:s text:c="24"/>--toc-depth=NUMBER <text:s text:c="29"/></text:p>
      <text:p text:style-name="P1"><text:s text:c="24"/>--no-highlight <text:s text:c="33"/></text:p>
      <text:p text:style-name="P1"><text:s text:c="24"/>--highlight-style=STYLE <text:s text:c="24"/></text:p>
      <text:p text:style-name="P1"><text:s text:c="2"/>-H FILENAME <text:s text:c="10"/>--include-in-header=FILENAME <text:s text:c="19"/></text:p>
      <text:p text:style-name="P1"><text:s text:c="2"/>-B FILENAME <text:s text:c="10"/>--include-before-body=FILENAME <text:s text:c="17"/></text:p>
      <text:p text:style-name="P1"><text:s text:c="2"/>-A FILENAME <text:s text:c="10"/>--include-after-body=FILENAME <text:s text:c="18"/></text:p>
      <text:p text:style-name="P1"><text:s text:c="24"/>--self-contained <text:s text:c="31"/></text:p>
      <text:p text:style-name="P1"><text:s text:c="24"/>--html-q-tags <text:s text:c="34"/></text:p>
      <text:p text:style-name="P1"><text:s text:c="24"/>--ascii <text:s text:c="40"/></text:p>
      <text:p text:style-name="P1"><text:s text:c="24"/>--reference-links <text:s text:c="30"/></text:p>
      <text:p text:style-name="P1"><text:s text:c="24"/>--atx-headers <text:s text:c="34"/></text:p>
      <text:p text:style-name="P1"><text:s text:c="24"/>--chapters <text:s text:c="37"/></text:p>
      <text:p text:style-name="P1"><text:s text:c="2"/>-N <text:s text:c="19"/>--number-sections <text:s text:c="30"/></text:p>
      <text:p text:style-name="P1"><text:s text:c="24"/>--number-offset=NUMBERS <text:s text:c="24"/></text:p>
      <text:p text:style-name="P1"><text:s text:c="24"/>--no-tex-ligatures <text:s text:c="29"/></text:p>
      <text:p text:style-name="P1"><text:s text:c="24"/>--listings <text:s text:c="37"/></text:p>
      <text:p text:style-name="P1"><text:s text:c="2"/>-i <text:s text:c="19"/>--incremental <text:s text:c="34"/></text:p>
      <text:p text:style-name="P1"><text:s text:c="24"/>--slide-level=NUMBER <text:s text:c="27"/></text:p>
      <text:p text:style-name="P1"><text:s text:c="24"/>--section-divs <text:s text:c="33"/></text:p>
      <text:p text:style-name="P1"><text:s text:c="24"/>--default-image-extension=extension <text:s text:c="12"/></text:p>
      <text:p text:style-name="P1"><text:s text:c="24"/>--email-obfuscation=none|javascript|references <text:s/></text:p>
      <text:p text:style-name="P1"><text:s text:c="24"/>--id-prefix=STRING <text:s text:c="29"/></text:p>
      <text:p text:style-name="P1"><text:s text:c="2"/>-T STRING <text:s text:c="12"/>--title-prefix=STRING <text:s text:c="26"/></text:p>
      <text:p text:style-name="P1"><text:s text:c="2"/>-c URL <text:s text:c="15"/>--css=URL <text:s text:c="38"/></text:p>
      <text:p text:style-name="P1"><text:s text:c="24"/>--reference-odt=FILENAME <text:s text:c="23"/></text:p>
      <text:p text:style-name="P1"><text:s text:c="24"/>--reference-docx=FILENAME <text:s text:c="22"/></text:p>
      <text:p text:style-name="P1"><text:s text:c="24"/>--epub-stylesheet=FILENAME <text:s text:c="21"/></text:p>
      <text:p text:style-name="P1"><text:s text:c="24"/>--epub-cover-image=FILENAME <text:s text:c="20"/></text:p>
      <text:p text:style-name="P1"><text:s text:c="24"/>--epub-metadata=FILENAME <text:s text:c="23"/></text:p>
      <text:p text:style-name="P1"><text:s text:c="24"/>--epub-embed-font=FILE <text:s text:c="25"/></text:p>
      <text:p text:style-name="P1"><text:s text:c="24"/>--epub-chapter-level=NUMBER <text:s text:c="20"/></text:p>
      <text:p text:style-name="P1"><text:s text:c="24"/>--latex-engine=PROGRAM <text:s text:c="25"/></text:p>
      <text:p text:style-name="P1"><text:s text:c="24"/>--latex-engine-opt=STRING <text:s text:c="22"/></text:p>
      <text:p text:style-name="P1"><text:s text:c="24"/>--bibliography=FILE <text:s text:c="28"/></text:p>
      <text:p text:style-name="P1"><text:s text:c="24"/>--csl=FILE <text:s text:c="37"/></text:p>
      <text:p text:style-name="P1"><text:s text:c="24"/>--citation-abbreviations=FILE <text:s text:c="18"/></text:p>
      <text:p text:style-name="P1"><text:s text:c="24"/>--natbib <text:s text:c="39"/></text:p>
      <text:p text:style-name="P1"><text:s text:c="24"/>--biblatex <text:s text:c="37"/></text:p>
      <text:p text:style-name="P1"><text:s text:c="2"/>-m[URL] <text:s text:c="14"/>--latexmathml[=URL], --asciimathml[=URL] <text:s text:c="7"/></text:p>
      <text:p text:style-name="P1"><text:s text:c="24"/>--mathml[=URL] <text:s text:c="33"/></text:p>
      <text:p text:style-name="P1"><text:s text:c="24"/>--mimetex[=URL] <text:s text:c="32"/></text:p>
      <text:p text:style-name="P1"><text:s text:c="24"/>--webtex[=URL] <text:s text:c="33"/></text:p>
      <text:p text:style-name="P1"><text:s text:c="24"/>--jsmath[=URL] <text:s text:c="33"/></text:p>
      <text:p text:style-name="P1"><text:s text:c="24"/>--mathjax[=URL] <text:s text:c="32"/></text:p>
      <text:p text:style-name="P1"><text:s text:c="24"/>--katex[=URL] <text:s text:c="34"/></text:p>
      <text:p text:style-name="P1"><text:s text:c="24"/>--katex-stylesheet=URL <text:s text:c="25"/></text:p>
      <text:p text:style-name="P1"><text:s text:c="24"/>--gladtex <text:s text:c="38"/></text:p>
      <text:p text:style-name="P1"><text:soft-page-break/><text:s text:c="24"/>--trace <text:s text:c="40"/></text:p>
      <text:p text:style-name="P1"><text:s text:c="24"/>--dump-args <text:s text:c="36"/></text:p>
      <text:p text:style-name="P1"><text:s text:c="24"/>--ignore-args <text:s text:c="34"/></text:p>
      <text:p text:style-name="P1"><text:s text:c="24"/>--verbose <text:s text:c="38"/></text:p>
      <text:p text:style-name="P1"><text:s text:c="24"/>--bash-completion <text:s text:c="30"/></text:p>
      <text:p text:style-name="P1"><text:s text:c="2"/>-v <text:s text:c="19"/>--version <text:s text:c="38"/></text:p>
      <text:p text:style-name="P1"><text:s text:c="2"/>-h <text:s text:c="19"/>--help <text:s text:c="41"/></text:p>
      <text:p text:style-name="P1">clare@clare-fun1:~$ $pwd</text:p>
      <text:p text:style-name="P1">clare@clare-fun1:~$ pwd</text:p>
      <text:p text:style-name="P1">/home/clare</text:p>
      <text:p text:style-name="P1">clare@clare-fun1:~$ ls</text:p>
      <text:p text:style-name="P1">26.jpg</text:p>
      <text:p text:style-name="P1">bin</text:p>
      <text:p text:style-name="P1">brightness</text:p>
      <text:p text:style-name="P1">Calibre Library</text:p>
      <text:p text:style-name="P1">cinnamon rolls recipe.png</text:p>
      <text:p text:style-name="P1">clare10upback100.1.pdf</text:p>
      <text:p text:style-name="P1">clare10upback100.pdf</text:p>
      <text:p text:style-name="P1">clare10upbacks.1.pdf</text:p>
      <text:p text:style-name="P1">clare10upbacks-page02.svg</text:p>
      <text:p text:style-name="P1">clare10upbacks.pdf</text:p>
      <text:p text:style-name="P1">clare-10up-card-page001.svg</text:p>
      <text:p text:style-name="P1">clare-10up-card-page011.svg</text:p>
      <text:p text:style-name="P1">Clare Maier Coop Report.docx</text:p>
      <text:p text:style-name="P1">Clare Maier Coop Report draft1.docx</text:p>
      <text:p text:style-name="P1">Desktop</text:p>
      <text:p text:style-name="P1">Documents</text:p>
      <text:p text:style-name="P1">done.pdf</text:p>
      <text:p text:style-name="P1">Downloads</text:p>
      <text:p text:style-name="P1">DSCN0883.JPG</text:p>
      <text:p text:style-name="P1">image4214.png</text:p>
      <text:p text:style-name="P1">Lec 1b.odp</text:p>
      <text:p text:style-name="P1">Music</text:p>
      <text:p text:style-name="P1">out.png</text:p>
      <text:p text:style-name="P1">package-signing-key.pub</text:p>
      <text:p text:style-name="P1">PDf</text:p>
      <text:p text:style-name="P1">Pictures</text:p>
      <text:p text:style-name="P1">Public</text:p>
      <text:p text:style-name="P1">public_html</text:p>
      <text:p text:style-name="P1">tablegrace.odt</text:p>
      <text:p text:style-name="P1">Templates</text:p>
      <text:p text:style-name="P1">Thank you letter to INAC Litigation Branch.docx</text:p>
      <text:p text:style-name="P1">Tutorial 1 -July 13</text:p>
      <text:p text:style-name="P1">Tutorial 1 -July 13.md</text:p>
      <text:p text:style-name="P1">Videos</text:p>
      <text:p text:style-name="P1">W1 Thursday.jpeg</text:p>
      <text:p text:style-name="P1">W2 Tuesday.jpeg</text:p>
      <text:p text:style-name="P1">W2 Tuesday.svg</text:p>
      <text:p text:style-name="P1">Wallpapers</text:p>
      <text:p text:style-name="P1"><text:soft-page-break/>clare@clare-fun1:~$ cd Music</text:p>
      <text:p text:style-name="P1">clare@clare-fun1:~/Music$ pwd</text:p>
      <text:p text:style-name="P1">/home/clare/Music</text:p>
      <text:p text:style-name="P1">clare@clare-fun1:~/Music$ cd</text:p>
      <text:p text:style-name="P1">clare@clare-fun1:~$ cd..</text:p>
      <text:p text:style-name="P1">cd..: command not found</text:p>
      <text:p text:style-name="P1">clare@clare-fun1:~$ cd Music</text:p>
      <text:p text:style-name="P1">clare@clare-fun1:~/Music$ cd..</text:p>
      <text:p text:style-name="P1">cd..: command not found</text:p>
      <text:p text:style-name="P1">clare@clare-fun1:~/Music$ cd ..</text:p>
      <text:p text:style-name="P1">clare@clare-fun1:~$ cd Downloads/</text:p>
      <text:p text:style-name="P1">clare@clare-fun1:~/Downloads$ cd </text:p>
      <text:p text:style-name="P1">1102-3493-1-PB.pdf</text:p>
      <text:p text:style-name="P1">20150402_150137.jpg</text:p>
      <text:p text:style-name="P1">20150805_134844.jpg</text:p>
      <text:p text:style-name="P1">20150806_200325.jpg</text:p>
      <text:p text:style-name="P1">2016-Short-Answer-Questions.docx</text:p>
      <text:p text:style-name="P1">7585229625953146.pdf</text:p>
      <text:p text:style-name="P1">7627139826405933 (1).pdf</text:p>
      <text:p text:style-name="P1">7627139826405933.pdf</text:p>
      <text:p text:style-name="P1">8285391531162143.pdf</text:p>
      <text:p text:style-name="P1">Advent Posts.pub</text:p>
      <text:p text:style-name="P1">ANTH3510 - Final Assignment (1).docx</text:p>
      <text:p text:style-name="P1">ANTH3510 - Final Assignment.docx</text:p>
      <text:p text:style-name="P1">Ant Videos/</text:p>
      <text:p text:style-name="P1">anyconnect-linux64-4.4.00243-core-vpn-webdeploy-k9.sh</text:p>
      <text:p text:style-name="P1">Beethoven 5th symphony (MP3 download).mp3</text:p>
      <text:p text:style-name="P1">Canada Summary of Benefits Info (1).doc</text:p>
      <text:p text:style-name="P1">Clare Maier Ottawa Intern_Sept 2016 (1).pdf</text:p>
      <text:p text:style-name="P1">Clare Maier Ottawa Intern_Sept 2016.pdf</text:p>
      <text:p text:style-name="P1">.com.google.Chrome.Lib0TI</text:p>
      <text:p text:style-name="P1">CONFIDENCIALIDAD, PRIVACIDAD Y SEGURIDAD #907.pdf</text:p>
      <text:p text:style-name="P1">CONFIDENTIALITY%2c PRIVACY &amp; SECURITY- Policy #907.pdf</text:p>
      <text:p text:style-name="P1">cookies-1.jpg</text:p>
      <text:p text:style-name="P1">cool song.wav</text:p>
      <text:p text:style-name="P1">Desjardins_studentcare_health_generic.pdf</text:p>
      <text:p text:style-name="P1">dict-en.oxt</text:p>
      <text:p text:style-name="P1">Ditchfield_-_Cath_Ref___Renewal_.pdf</text:p>
      <text:p text:style-name="P1">doc.pdf</text:p>
      <text:p text:style-name="P1">ET Droids T-Shirt.png</text:p>
      <text:p text:style-name="P1">Ethiopian Jews Presentation March 21.pptx</text:p>
      <text:p text:style-name="P1">Falasha_migration2.jpg</text:p>
      <text:p text:style-name="P1">FPs invite EN.pdf</text:p>
      <text:p text:style-name="P1">GatheringBlue9780547345789.epub</text:p>
      <text:p text:style-name="P1">GiverQuartetOmnibus9780544453746.acsm</text:p>
      <text:p text:style-name="P1">Gleason Catholic Reformation.pdf</text:p>
      <text:p text:style-name="P1">Honours Policy.pdf</text:p>
      <text:p text:style-name="P1">How to Login to the MCC WX - First 30 Days [v2].docx</text:p>
      <text:p text:style-name="P1">hypothesis_aggregator-master (1).zip</text:p>
      <text:p text:style-name="P1"><text:soft-page-break/>hypothesis_aggregator-master.zip</text:p>
      <text:p text:style-name="P1">Information Classifier-55893 (1).pdf</text:p>
      <text:p text:style-name="P1">Information Classifier-55893.pdf</text:p>
      <text:p text:style-name="P1">Inquisition trial of Pedro de Villegas (1).pdf</text:p>
      <text:p text:style-name="P1">Inquisition trial of Pedro de Villegas.pdf</text:p>
      <text:p text:style-name="P1">keepfolderslast.zip</text:p>
      <text:p text:style-name="P1">KMB Questionnaire - Youth and C&amp;C.docx</text:p>
      <text:p text:style-name="P1">Last-Days-of-Pompeii.epub</text:p>
      <text:p text:style-name="P1">Lec 1.pptx</text:p>
      <text:p text:style-name="P1">Les-Miserables.mobi</text:p>
      <text:p text:style-name="P1">libdvdcss2_1.2.13-0_amd64.deb</text:p>
      <text:p text:style-name="P1">.~lock.Les-Miserables.mobi#</text:p>
      <text:p text:style-name="P1">+Maier Anth 2001 14-15 Reading Response #4.docx</text:p>
      <text:p text:style-name="P1">+Maier Clare_25009646_assignsubmission_file_Maier Anth 2001 14-15 Midterm (1).docx</text:p>
      <text:p text:style-name="P1">+Maier Clare_25009646_assignsubmission_file_Maier Anth 2001 14-15 Midterm.docx</text:p>
      <text:p text:style-name="P1">+Maier Clare_32966676_assignsubmission_file_Maier Anth 2001 14-15 Final.docx</text:p>
      <text:p text:style-name="P1">michigan-snowshoe-34110.jpg</text:p>
      <text:p text:style-name="P1">mycardsback.htm</text:p>
      <text:p text:style-name="P1">mycardsfront.htm</text:p>
      <text:p text:style-name="P1">nativity 1.png</text:p>
      <text:p text:style-name="P1">nativity(1).png</text:p>
      <text:p text:style-name="P1">nativity(2).png</text:p>
      <text:p text:style-name="P1">nativity.png</text:p>
      <text:p text:style-name="P1">nativity W1Thurs.png</text:p>
      <text:p text:style-name="P1">nativity W1Thurs.xcf</text:p>
      <text:p text:style-name="P1">nativity.xcf</text:p>
      <text:p text:style-name="P1">November 15, 2015.pdf</text:p>
      <text:p text:style-name="P1">November 22, 2015_0.pdf</text:p>
      <text:p text:style-name="P1">NSLSC-Web-T4A2015.pdf</text:p>
      <text:p text:style-name="P1">oliver_twist_th_librivox.zip</text:p>
      <text:p text:style-name="P1">ontariotopbabynames_male_1917-2013_english.csv</text:p>
      <text:p text:style-name="P1">out.pdf</text:p>
      <text:p text:style-name="P1">pg41360-images.epub</text:p>
      <text:p text:style-name="P1">PHOTO_20150923_202803.jpg</text:p>
      <text:p text:style-name="P1">Photos_downloaded_by_AirDroid.zip</text:p>
      <text:p text:style-name="P1">Please_sign_our_confidentiality_policy (1).zip</text:p>
      <text:p text:style-name="P1">Please_sign_our_confidentiality_policy.zip</text:p>
      <text:p text:style-name="P1">Policy Analyst-55804.pdf</text:p>
      <text:p text:style-name="P1">pptc153.pdf</text:p>
      <text:p text:style-name="P1">qrcode.31816551.png</text:p>
      <text:p text:style-name="P1">qr_code.zip</text:p>
      <text:p text:style-name="P1">Research Advocacy Intern-fall 2016 posting.docx</text:p>
      <text:p text:style-name="P1">ServiceOntarioConfirmationRegistrationReceipt.pdf</text:p>
      <text:p text:style-name="P1">shepherd.png</text:p>
      <text:p text:style-name="P1">shepherd.xcf</text:p>
      <text:p text:style-name="P1">skype-4.3.0.37-suse.i586.rpm</text:p>
      <text:p text:style-name="P1">skypeforlinux-64.deb</text:p>
      <text:p text:style-name="P1">skype.ymp</text:p>
      <text:p text:style-name="P1">static_qr_code_without_logo.jpg</text:p>
      <text:p text:style-name="P1"><text:soft-page-break/>Study maps - reformation-1.pdf</text:p>
      <text:p text:style-name="P1">TaxForms-1</text:p>
      <text:p text:style-name="P1">W3 Tuesday.jpeg</text:p>
      <text:p text:style-name="P1">W3 Tuesday.png</text:p>
      <text:p text:style-name="P1">War-of-the-Worlds-by-H-G-Wells.epub</text:p>
      <text:p text:style-name="P1">White-Marble-Mauseleom-of-Taj-Mahal-Coloring-Page.jpg</text:p>
      <text:p text:style-name="P1">zoom_2.0.52458.0531_openSUSE_x86_64.rpm</text:p>
      <text:p text:style-name="P1">clare@clare-fun1:~/Downloads$ cd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clare@clare-fun1:~$ </text:p>
      <text:p text:style-name="P1"><text:soft-page-break/>clare@clare-fun1:~$ pws</text:p>
      <text:p text:style-name="P1">No command 'pws' found, did you mean:</text:p>
      <text:p text:style-name="P1"><text:s/>Command 'rpws' from package 'ratpoison' (universe)</text:p>
      <text:p text:style-name="P1"><text:s/>Command 'ps' from package 'procps' (main)</text:p>
      <text:p text:style-name="P1"><text:s/>Command 'pcs' from package 'pcs' (universe)</text:p>
      <text:p text:style-name="P1"><text:s/>Command 'pms' from package 'pms' (universe)</text:p>
      <text:p text:style-name="P1"><text:s/>Command 'pvs' from package 'lvm2' (main)</text:p>
      <text:p text:style-name="P1"><text:s/>Command 'pwd' from package 'coreutils' (main)</text:p>
      <text:p text:style-name="P1"><text:s/>Command 'pts' from package 'openafs-client' (universe)</text:p>
      <text:p text:style-name="P1"><text:s/>Command 'psw' from package 'wise' (universe)</text:p>
      <text:p text:style-name="P1"><text:s/>Command 'aws' from package 'awscli' (universe)</text:p>
      <text:p text:style-name="P1">pws: command not found</text:p>
      <text:p text:style-name="P1">clare@clare-fun1:~$ pwd</text:p>
      <text:p text:style-name="P1">/home/clare</text:p>
      <text:p text:style-name="P1">clare@clare-fun1:~$ ls</text:p>
      <text:p text:style-name="P1">26.jpg</text:p>
      <text:p text:style-name="P1">bin</text:p>
      <text:p text:style-name="P1">brightness</text:p>
      <text:p text:style-name="P1">Calibre Library</text:p>
      <text:p text:style-name="P1">cinnamon rolls recipe.png</text:p>
      <text:p text:style-name="P1">clare10upback100.1.pdf</text:p>
      <text:p text:style-name="P1">clare10upback100.pdf</text:p>
      <text:p text:style-name="P1">clare10upbacks.1.pdf</text:p>
      <text:p text:style-name="P1">clare10upbacks-page02.svg</text:p>
      <text:p text:style-name="P1">clare10upbacks.pdf</text:p>
      <text:p text:style-name="P1">clare-10up-card-page001.svg</text:p>
      <text:p text:style-name="P1">clare-10up-card-page011.svg</text:p>
      <text:p text:style-name="P1">Clare Maier Coop Report.docx</text:p>
      <text:p text:style-name="P1">Clare Maier Coop Report draft1.docx</text:p>
      <text:p text:style-name="P1">Desktop</text:p>
      <text:p text:style-name="P1">Documents</text:p>
      <text:p text:style-name="P1">done.pdf</text:p>
      <text:p text:style-name="P1">Downloads</text:p>
      <text:p text:style-name="P1">DSCN0883.JPG</text:p>
      <text:p text:style-name="P1">image4214.png</text:p>
      <text:p text:style-name="P1">Lec 1b.odp</text:p>
      <text:p text:style-name="P1">Music</text:p>
      <text:p text:style-name="P1">out.png</text:p>
      <text:p text:style-name="P1">package-signing-key.pub</text:p>
      <text:p text:style-name="P1">PDf</text:p>
      <text:p text:style-name="P1">Pictures</text:p>
      <text:p text:style-name="P1">Public</text:p>
      <text:p text:style-name="P1">public_html</text:p>
      <text:p text:style-name="P1">tablegrace.odt</text:p>
      <text:p text:style-name="P1">Templates</text:p>
      <text:p text:style-name="P1">Thank you letter to INAC Litigation Branch.docx</text:p>
      <text:p text:style-name="P1">Tutorial 1 -July 13</text:p>
      <text:p text:style-name="P1">Tutorial 1 -July 13.md</text:p>
      <text:p text:style-name="P1">Videos</text:p>
      <text:p text:style-name="P1"><text:soft-page-break/>W1 Thursday.jpeg</text:p>
      <text:p text:style-name="P1">W2 Tuesday.jpeg</text:p>
      <text:p text:style-name="P1">W2 Tuesday.svg</text:p>
      <text:p text:style-name="P1">Wallpapers</text:p>
      <text:p text:style-name="P1">clare@clare-fun1:~$ pandoc -o Tutorial 1 -July 13.md</text:p>
      <text:p text:style-name="P1">pandoc: unrecognized option `-J'</text:p>
      <text:p text:style-name="P1">unrecognized option `-u'</text:p>
      <text:p text:style-name="P1">unrecognized option `-l'</text:p>
      <text:p text:style-name="P1">unrecognized option `-y'</text:p>
      <text:p text:style-name="P1">Try pandoc --help for more information.</text:p>
      <text:p text:style-name="P1">clare@clare-fun1:~$ pandoc -o Tutorial</text:p>
      <text:p text:style-name="P1">Tutorial 1 -July 13 <text:s text:c="4"/>Tutorial 1 -July 13.md <text:s/>Tutorial1-July13.md</text:p>
      <text:p text:style-name="P1">clare@clare-fun1:~$ pandoc -o Tutorial-July13.md</text:p>
      <text:p text:style-name="P1"/>
      <text:p text:style-name="P1"/>
      <text:p text:style-name="P1">pwd</text:p>
      <text:p text:style-name="P1">ext</text:p>
      <text:p text:style-name="P1">exit</text:p>
      <text:p text:style-name="P1">cd</text:p>
      <text:p text:style-name="P1">clare@clare-fun1:~$ cd</text:p>
      <text:p text:style-name="P1">clare@clare-fun1:~$ pwd</text:p>
      <text:p text:style-name="P1">/home/clare</text:p>
      <text:p text:style-name="P1">clare@clare-fun1:~$ pandoc -o Tutorial</text:p>
      <text:p text:style-name="P1">Tutorial 1 -July 13 <text:s text:c="4"/>Tutorial1-July13.md <text:s text:c="4"/></text:p>
      <text:p text:style-name="P1">Tutorial 1 -July 13.md <text:s/>Tutorial-July13.md <text:s text:c="5"/></text:p>
      <text:p text:style-name="P1">clare@clare-fun1:~$ pandoc -o Tutorial-July13.docx T</text:p>
      <text:p text:style-name="P1">Templates/</text:p>
      <text:p text:style-name="P1">Thank you letter to INAC Litigation Branch.docx</text:p>
      <text:p text:style-name="P1">Tutorial 1 -July 13</text:p>
      <text:p text:style-name="P1">Tutorial 1 -July 13.md</text:p>
      <text:p text:style-name="P1">Tutorial1-July13.md</text:p>
      <text:p text:style-name="P1">Tutorial-July13.md</text:p>
      <text:p text:style-name="P1">clare@clare-fun1:~$ pandoc -o Tutorial-July13.docx Tutorial-July13.md</text:p>
      <text:p text:style-name="P1">clare@clare-fun1:~$ pwd</text:p>
      <text:p text:style-name="P1">/home/clare</text:p>
      <text:p text:style-name="P1">clare@clare-fun1:~$ pan^C</text:p>
      <text:p text:style-name="P1">clare@clare-fun1:~$ pandoc -o Tutorial</text:p>
      <text:p text:style-name="P1">Tutorial 1 -July 13 <text:s text:c="4"/>Tutorial1-July13.md <text:s text:c="4"/>Tutorial-July13.md</text:p>
      <text:p text:style-name="P1">Tutorial 1 -July 13.md <text:s/>Tutorial-July13.docx <text:s text:c="3"/></text:p>
      <text:p text:style-name="P1">clare@clare-fun1:~$ pandoc -o Tutorial1-July13.docx Tutorial1-July13.md </text:p>
      <text:p text:style-name="P1">clare@clare-fun1:~$ pandoc -o Tutorial1-July13.html Tutorial1-July13.md</text:p>
      <text:p text:style-name="P1">clare@clare-fun1:~$ pandoc -o Tutorial1-July13.pdf Tutorial1-July13.md</text:p>
      <text:p text:style-name="P1">pandoc: pdflatex not found. pdflatex is needed for pdf output.</text:p>
      <text:p text:style-name="P1">clare@clare-fun1:~$ pandoc -o T</text:p>
      <text:p text:style-name="P1">Templates/</text:p>
      <text:p text:style-name="P1">Thank you letter to INAC Litigation Branch.docx</text:p>
      <text:p text:style-name="P1">Tutorial 1 -July 13</text:p>
      <text:p text:style-name="P1">Tutorial1-July13.docx</text:p>
      <text:p text:style-name="P1">Tutorial1-July13.html</text:p>
      <text:p text:style-name="P1"><text:soft-page-break/>Tutorial 1 -July 13.md</text:p>
      <text:p text:style-name="P1">Tutorial1-July13.md</text:p>
      <text:p text:style-name="P1">Tutorial-July13.docx</text:p>
      <text:p text:style-name="P1">Tutorial-July13.md</text:p>
      <text:p text:style-name="P1">clare@clare-fun1:~$ pandoc -o Tutorial1-July13.docx Tutorial1-July13.md</text:p>
      <text:p text:style-name="P1">clare@clare-fun1:~$ pandoc -S -o Tutorial1-July13.doxc --filter pandoc-citeproc Tutorial1-July13.md</text:p>
      <text:p text:style-name="P1">pandoc: Filter pandoc-citeproc not found</text:p>
      <text:p text:style-name="P1">clare@clare-fun1:~$ pandoc -S -o Tutorial1-July13.docx --filter pandoc-citeproc Tutorial1-July13.md</text:p>
      <text:p text:style-name="P1">pandoc: Filter pandoc-citeproc not found</text:p>
      <text:p text:style-name="P1">clare@clare-fun1:~$ pandoc -S -o Tutorial1-July13.docx --filter pandoc-citeproc Tutorial1-July13.md</text:p>
      <text:p text:style-name="P1">pandoc: Filter pandoc-citeproc not found</text:p>
      <text:p text:style-name="P1">clare@clare-fun1:~$ </text:p>
      <text:p text:style-name="P1"/>
      <text:p text:style-name="P1"/>
      <text:p text:style-name="P1"/>
      <text:p text:style-name="P2">Description of Failure and Lea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0:40:49.637067477</meta:creation-date>
    <meta:generator>LibreOffice/5.1.6.2$Linux_X86_64 LibreOffice_project/10m0$Build-2</meta:generator>
    <dc:date>2017-07-14T00:42:47.865677788</dc:date>
    <meta:editing-duration>PT1M58S</meta:editing-duration>
    <meta:editing-cycles>2</meta:editing-cycles>
    <meta:document-statistic meta:table-count="0" meta:image-count="0" meta:object-count="0" meta:page-count="9" meta:paragraph-count="401" meta:word-count="1027" meta:character-count="14464" meta:non-whitespace-character-count="9614"/>
  </office:meta>
</office:document-meta>
</file>